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5905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3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5906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24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5907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3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5908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3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5909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3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5910" svg:stroke-width="0.03cm" svg:stroke-color="#000000" draw:marker-start="" draw:marker-start-width="0.346cm" draw:marker-start-center="false" draw:marker-end="" draw:marker-end-width="0.34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6cm" fo:min-width="0.37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808080" draw:marker-start="" draw:marker-start-width="0.303cm" draw:marker-start-center="false" draw:marker-end="" draw:marker-end-width="0.303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3cm" svg:stroke-color="#609941" draw:marker-start="" draw:marker-start-width="0.377cm" draw:marker-start-center="false" draw:marker-end="" draw:marker-end-width="0.37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3cm" svg:stroke-color="#0098cc" draw:marker-start="" draw:marker-start-width="0.337cm" draw:marker-start-center="false" draw:marker-end="" draw:marker-end-width="0.33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3cm" svg:stroke-color="#753a6b" draw:marker-start="" draw:marker-start-width="0.337cm" draw:marker-start-center="false" draw:marker-end="" draw:marker-end-width="0.33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0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.00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3cm" svg:stroke-color="#ad649a" draw:marker-start="" draw:marker-start-width="0.337cm" draw:marker-start-center="false" draw:marker-end="" draw:marker-end-width="0.33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03cm" svg:stroke-color="#c47925" draw:marker-start="" draw:marker-start-width="0.337cm" draw:marker-start-center="false" draw:marker-end="" draw:marker-end-width="0.33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.009cm" svg:stroke-color="#6fb544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.03cm" svg:stroke-color="#6fb544" draw:marker-start="" draw:marker-start-width="0.337cm" draw:marker-start-center="false" draw:marker-end="" draw:marker-end-width="0.33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0.375cm" svg:height="0.376cm" svg:x="7.114cm" svg:y="14.573cm">
            <draw:text-box>
              <text:p text:style-name="P1"><text:span text:style-name="T1">a.</text:span></text:p>
            </draw:text-box>
          </draw:frame>
          <draw:g>
            <draw:frame draw:style-name="gr2" draw:text-style-name="P2" draw:layer="layout" svg:width="0.246cm" svg:height="0.376cm" svg:x="10.593cm" svg:y="16.715cm">
              <draw:text-box>
                <text:p text:style-name="P1"><text:span text:style-name="T1">f.</text:span></text:p>
              </draw:text-box>
            </draw:frame>
            <draw:frame draw:style-name="gr3" draw:text-style-name="P2" draw:layer="layout" svg:width="0.375cm" svg:height="0.376cm" svg:x="8.023cm" svg:y="16.715cm">
              <draw:text-box>
                <text:p text:style-name="P1"><text:span text:style-name="T1">e.</text:span></text:p>
              </draw:text-box>
            </draw:frame>
            <draw:frame draw:style-name="gr4" draw:text-style-name="P2" draw:layer="layout" svg:width="0.375cm" svg:height="0.376cm" svg:x="6.291cm" svg:y="16.715cm">
              <draw:text-box>
                <text:p text:style-name="P1"><text:span text:style-name="T1">d.</text:span></text:p>
              </draw:text-box>
            </draw:frame>
            <draw:frame draw:style-name="gr5" draw:text-style-name="P2" draw:layer="layout" svg:width="0.322cm" svg:height="0.376cm" svg:x="11.498cm" svg:y="14.141cm">
              <draw:text-box>
                <text:p text:style-name="P1"><text:span text:style-name="T1">c.</text:span></text:p>
              </draw:text-box>
            </draw:frame>
            <draw:frame draw:style-name="gr6" draw:text-style-name="P2" draw:layer="layout" svg:width="0.375cm" svg:height="0.376cm" svg:x="9.732cm" svg:y="14.998cm">
              <draw:text-box>
                <text:p text:style-name="P1"><text:span text:style-name="T1">b.</text:span></text:p>
              </draw:text-box>
            </draw:frame>
            <draw:g>
              <draw:line draw:style-name="gr7" draw:text-style-name="P3" draw:layer="layout" svg:x1="5.345cm" svg:y1="13.658cm" svg:x2="5.345cm" svg:y2="18.809cm">
                <text:p/>
              </draw:line>
              <draw:line draw:style-name="gr7" draw:text-style-name="P3" draw:layer="layout" svg:x1="5.774cm" svg:y1="13.658cm" svg:x2="5.774cm" svg:y2="18.809cm">
                <text:p/>
              </draw:line>
              <draw:line draw:style-name="gr7" draw:text-style-name="P3" draw:layer="layout" svg:x1="6.206cm" svg:y1="13.658cm" svg:x2="6.206cm" svg:y2="18.809cm">
                <text:p/>
              </draw:line>
              <draw:line draw:style-name="gr7" draw:text-style-name="P3" draw:layer="layout" svg:x1="6.64cm" svg:y1="13.658cm" svg:x2="6.64cm" svg:y2="18.809cm">
                <text:p/>
              </draw:line>
              <draw:line draw:style-name="gr7" draw:text-style-name="P3" draw:layer="layout" svg:x1="7.067cm" svg:y1="13.658cm" svg:x2="7.067cm" svg:y2="18.809cm">
                <text:p/>
              </draw:line>
              <draw:line draw:style-name="gr7" draw:text-style-name="P3" draw:layer="layout" svg:x1="7.499cm" svg:y1="13.658cm" svg:x2="7.499cm" svg:y2="18.809cm">
                <text:p/>
              </draw:line>
              <draw:line draw:style-name="gr7" draw:text-style-name="P3" draw:layer="layout" svg:x1="7.924cm" svg:y1="13.658cm" svg:x2="7.924cm" svg:y2="18.809cm">
                <text:p/>
              </draw:line>
              <draw:line draw:style-name="gr7" draw:text-style-name="P3" draw:layer="layout" svg:x1="8.358cm" svg:y1="13.658cm" svg:x2="8.358cm" svg:y2="18.809cm">
                <text:p/>
              </draw:line>
              <draw:line draw:style-name="gr7" draw:text-style-name="P3" draw:layer="layout" svg:x1="8.786cm" svg:y1="13.658cm" svg:x2="8.786cm" svg:y2="18.809cm">
                <text:p/>
              </draw:line>
              <draw:line draw:style-name="gr7" draw:text-style-name="P3" draw:layer="layout" svg:x1="9.22cm" svg:y1="13.658cm" svg:x2="9.22cm" svg:y2="18.809cm">
                <text:p/>
              </draw:line>
              <draw:line draw:style-name="gr7" draw:text-style-name="P3" draw:layer="layout" svg:x1="9.651cm" svg:y1="13.658cm" svg:x2="9.651cm" svg:y2="18.809cm">
                <text:p/>
              </draw:line>
              <draw:line draw:style-name="gr7" draw:text-style-name="P3" draw:layer="layout" svg:x1="10.081cm" svg:y1="13.658cm" svg:x2="10.081cm" svg:y2="18.809cm">
                <text:p/>
              </draw:line>
              <draw:line draw:style-name="gr7" draw:text-style-name="P3" draw:layer="layout" svg:x1="10.513cm" svg:y1="13.658cm" svg:x2="10.513cm" svg:y2="18.809cm">
                <text:p/>
              </draw:line>
              <draw:line draw:style-name="gr7" draw:text-style-name="P3" draw:layer="layout" svg:x1="10.938cm" svg:y1="13.658cm" svg:x2="10.938cm" svg:y2="18.809cm">
                <text:p/>
              </draw:line>
              <draw:line draw:style-name="gr7" draw:text-style-name="P3" draw:layer="layout" svg:x1="11.372cm" svg:y1="13.658cm" svg:x2="11.372cm" svg:y2="18.809cm">
                <text:p/>
              </draw:line>
              <draw:line draw:style-name="gr7" draw:text-style-name="P3" draw:layer="layout" svg:x1="11.804cm" svg:y1="13.658cm" svg:x2="11.804cm" svg:y2="18.809cm">
                <text:p/>
              </draw:line>
              <draw:line draw:style-name="gr7" draw:text-style-name="P3" draw:layer="layout" svg:x1="12.233cm" svg:y1="13.658cm" svg:x2="12.233cm" svg:y2="18.809cm">
                <text:p/>
              </draw:line>
              <draw:line draw:style-name="gr7" draw:text-style-name="P3" draw:layer="layout" svg:x1="12.665cm" svg:y1="13.658cm" svg:x2="12.665cm" svg:y2="18.809cm">
                <text:p/>
              </draw:line>
              <draw:polyline draw:style-name="gr7" draw:text-style-name="P3" draw:layer="layout" svg:width="7.75cm" svg:height="5.15cm" svg:x="5.345cm" svg:y="13.656cm" svg:viewBox="0 0 7751 5151" draw:points="0,0 7751,0 7751,5151">
                <text:p/>
              </draw:polyline>
              <draw:line draw:style-name="gr7" draw:text-style-name="P3" draw:layer="layout" svg:x1="5.345cm" svg:y1="14.087cm" svg:x2="13.096cm" svg:y2="14.087cm">
                <text:p/>
              </draw:line>
              <draw:line draw:style-name="gr7" draw:text-style-name="P3" draw:layer="layout" svg:x1="5.345cm" svg:y1="14.514cm" svg:x2="13.096cm" svg:y2="14.514cm">
                <text:p/>
              </draw:line>
              <draw:line draw:style-name="gr7" draw:text-style-name="P3" draw:layer="layout" svg:x1="5.345cm" svg:y1="14.948cm" svg:x2="13.096cm" svg:y2="14.948cm">
                <text:p/>
              </draw:line>
              <draw:line draw:style-name="gr7" draw:text-style-name="P3" draw:layer="layout" svg:x1="5.345cm" svg:y1="15.373cm" svg:x2="13.096cm" svg:y2="15.373cm">
                <text:p/>
              </draw:line>
              <draw:line draw:style-name="gr7" draw:text-style-name="P3" draw:layer="layout" svg:x1="5.345cm" svg:y1="15.801cm" svg:x2="13.096cm" svg:y2="15.801cm">
                <text:p/>
              </draw:line>
              <draw:line draw:style-name="gr7" draw:text-style-name="P3" draw:layer="layout" svg:x1="5.345cm" svg:y1="16.232cm" svg:x2="13.096cm" svg:y2="16.232cm">
                <text:p/>
              </draw:line>
              <draw:line draw:style-name="gr7" draw:text-style-name="P3" draw:layer="layout" svg:x1="5.345cm" svg:y1="16.657cm" svg:x2="13.096cm" svg:y2="16.657cm">
                <text:p/>
              </draw:line>
              <draw:line draw:style-name="gr8" draw:text-style-name="P3" draw:layer="layout" svg:x1="5.345cm" svg:y1="17.091cm" svg:x2="13.096cm" svg:y2="17.091cm">
                <text:p/>
              </draw:line>
              <draw:line draw:style-name="gr7" draw:text-style-name="P3" draw:layer="layout" svg:x1="5.345cm" svg:y1="17.523cm" svg:x2="13.096cm" svg:y2="17.523cm">
                <text:p/>
              </draw:line>
              <draw:line draw:style-name="gr7" draw:text-style-name="P3" draw:layer="layout" svg:x1="5.345cm" svg:y1="17.95cm" svg:x2="13.096cm" svg:y2="17.95cm">
                <text:p/>
              </draw:line>
              <draw:line draw:style-name="gr7" draw:text-style-name="P3" draw:layer="layout" svg:x1="5.345cm" svg:y1="18.375cm" svg:x2="13.096cm" svg:y2="18.375cm">
                <text:p/>
              </draw:line>
              <draw:line draw:style-name="gr7" draw:text-style-name="P3" draw:layer="layout" svg:x1="5.345cm" svg:y1="18.809cm" svg:x2="13.096cm" svg:y2="18.809cm">
                <text:p/>
              </draw:line>
              <draw:polygon draw:style-name="gr9" draw:text-style-name="P3" draw:layer="layout" svg:width="2.149cm" svg:height="1.714cm" svg:x="5.774cm" svg:y="14.087cm" svg:viewBox="0 0 2150 1715" draw:points="0,0 2150,0 2150,1715">
                <text:p/>
              </draw:polygon>
              <draw:polygon draw:style-name="gr10" draw:text-style-name="P3" draw:layer="layout" svg:width="2.586cm" svg:height="1.717cm" svg:x="8.358cm" svg:y="14.087cm" svg:viewBox="0 0 2587 1718" draw:points="0,1718 1718,0 2587,1715">
                <text:p/>
              </draw:polygon>
              <draw:polygon draw:style-name="gr11" draw:text-style-name="P3" draw:layer="layout" svg:width="2.153cm" svg:height="1.287cm" svg:x="10.513cm" svg:y="14.087cm" svg:viewBox="0 0 2154 1288" draw:points="0,0 1291,0 2154,1288">
                <text:p/>
              </draw:polygon>
              <draw:polygon draw:style-name="gr12" draw:text-style-name="P3" draw:layer="layout" svg:width="1.292cm" svg:height="3.426cm" svg:x="5.774cm" svg:y="14.948cm" svg:viewBox="0 0 1293 3427" draw:points="1293,2141 0,0 0,2141 1293,3427">
                <text:p/>
              </draw:polygon>
              <draw:polygon draw:style-name="gr13" draw:text-style-name="P4" draw:layer="layout" svg:width="1.292cm" svg:height="3.426cm" svg:x="5.774cm" svg:y="14.948cm" svg:viewBox="0 0 1293 3427" draw:points="1293,2141 0,0 0,2141 1293,3427">
                <text:p/>
              </draw:polygon>
              <draw:polygon draw:style-name="gr14" draw:text-style-name="P3" draw:layer="layout" svg:width="1.292cm" svg:height="3.426cm" svg:x="5.774cm" svg:y="14.948cm" svg:viewBox="0 0 1293 3427" draw:points="1293,2141 0,0 0,2141 1293,3427">
                <text:p/>
              </draw:polygon>
              <draw:polygon draw:style-name="gr12" draw:text-style-name="P3" draw:layer="layout" svg:width="2.157cm" svg:height="2.147cm" svg:x="7.494cm" svg:y="16.229cm" svg:viewBox="0 0 2158 2148" draw:points="0,857 864,0 2158,2 3,2148">
                <text:p/>
              </draw:polygon>
              <draw:polygon draw:style-name="gr13" draw:text-style-name="P4" draw:layer="layout" svg:width="2.149cm" svg:height="2.146cm" svg:x="7.499cm" svg:y="16.232cm" svg:viewBox="0 0 2150 2147" draw:points="0,861 859,0 2150,0 0,2147">
                <text:p/>
              </draw:polygon>
              <draw:polygon draw:style-name="gr15" draw:text-style-name="P3" draw:layer="layout" svg:width="2.149cm" svg:height="2.146cm" svg:x="7.499cm" svg:y="16.232cm" svg:viewBox="0 0 2150 2147" draw:points="0,861 859,0 2150,0 0,2147">
                <text:p/>
              </draw:polygon>
              <draw:polygon draw:style-name="gr16" draw:text-style-name="P3" draw:layer="layout" svg:width="3.009cm" svg:height="2.151cm" svg:x="9.653cm" svg:y="16.228cm" svg:viewBox="0 0 3010 2152" draw:points="0,866 851,0 3010,862 1716,2140 1281,865 861,2152">
                <text:p/>
              </draw:polygon>
              <draw:polygon draw:style-name="gr13" draw:text-style-name="P4" draw:layer="layout" svg:width="3.013cm" svg:height="2.146cm" svg:x="9.651cm" svg:y="16.232cm" svg:viewBox="0 0 3014 2147" draw:points="0,861 863,0 3014,861 1722,2147 1288,861 863,2147">
                <text:p/>
              </draw:polygon>
              <draw:polygon draw:style-name="gr17" draw:text-style-name="P3" draw:layer="layout" svg:width="3.013cm" svg:height="2.146cm" svg:x="9.651cm" svg:y="16.232cm" svg:viewBox="0 0 3014 2147" draw:points="0,861 863,0 3014,861 1722,2147 1288,861 863,2147">
                <text:p/>
              </draw:polygon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3:21.929263061</dc:date>
    <meta:editing-duration>PT22M18S</meta:editing-duration>
    <meta:editing-cycles>20</meta:editing-cycles>
    <meta:generator>LibreOffice/5.2.7.2$Linux_X86_64 LibreOffice_project/20m0$Build-2</meta:generator>
    <meta:document-statistic meta:object-count="52"/>
  </office:meta>
</office:document-meta>
</file>